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500000023B607FD35553C81C2.png" manifest:media-type="image/png"/>
  <manifest:file-entry manifest:full-path="Pictures/100001B0000007D0000003E8533509670E636464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150%"/>
    </style:style>
    <style:style style:name="P2" style:family="paragraph" style:parent-style-name="Standard">
      <style:paragraph-properties fo:margin-top="0.0791in" fo:margin-bottom="0.0791in" loext:contextual-spacing="false" fo:line-height="150%"/>
      <style:text-properties officeooo:paragraph-rsid="0013dd00"/>
    </style:style>
    <style:style style:name="P3" style:family="paragraph" style:parent-style-name="Standard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.0791in" fo:margin-bottom="0.0791in" loext:contextual-spacing="false" fo:line-height="150%"/>
      <style:text-properties fo:background-color="#ffff00"/>
    </style:style>
    <style:style style:name="P6" style:family="paragraph" style:parent-style-name="Standard">
      <style:paragraph-properties fo:margin-top="0.0791in" fo:margin-bottom="0.0791in" loext:contextual-spacing="false" fo:line-height="150%"/>
      <style:text-properties officeooo:paragraph-rsid="0013dd00" fo:background-color="#ffff00"/>
    </style:style>
    <style:style style:name="P7" style:family="paragraph" style:parent-style-name="Standard">
      <style:paragraph-properties fo:margin-left="0.75in" fo:margin-right="0in" fo:margin-top="0.0791in" fo:margin-bottom="0.0791in" loext:contextual-spacing="false" fo:line-height="150%" fo:text-indent="0in" style:auto-text-indent="false"/>
    </style:style>
    <style:style style:name="P8" style:family="paragraph" style:parent-style-name="Standard">
      <style:paragraph-properties fo:margin-left="0.7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7346in" fo:margin-right="0in" fo:margin-top="0.0791in" fo:margin-bottom="0.0791in" loext:contextual-spacing="false" fo:line-height="150%" fo:text-indent="0in" style:auto-text-indent="false"/>
    </style:style>
    <style:style style:name="P10" style:family="paragraph" style:parent-style-name="Standard">
      <style:paragraph-properties fo:margin-left="1.7346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1.4846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fo:background-color="#ff0000" style:font-weight-asian="bold" style:font-weight-complex="bold"/>
    </style:style>
    <style:style style:name="P13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fo:background-color="#ffff00" style:font-weight-asian="bold" style:font-weight-complex="bold"/>
    </style:style>
    <style:style style:name="P14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.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.5in" fo:margin-right="0in" fo:margin-top="0.0791in" fo:margin-bottom="0.0791in" loext:contextual-spacing="false" fo:line-height="150%" fo:text-indent="0in" style:auto-text-indent="false"/>
    </style:style>
    <style:style style:name="P18" style:family="paragraph" style:parent-style-name="Standard" style:master-page-name="Standard">
      <style:paragraph-properties fo:margin-top="0.0791in" fo:margin-bottom="0.0791in" loext:contextual-spacing="false" fo:line-height="150%" fo:text-align="center" style:justify-single-word="false" style:page-number="auto"/>
    </style:style>
    <style:style style:name="P19" style:family="paragraph" style:parent-style-name="Standard" style:list-style-name="WWNum1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0" style:family="paragraph" style:parent-style-name="Standard" style:list-style-name="WWNum4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1" style:family="paragraph" style:parent-style-name="Standard" style:list-style-name="WWNum6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2" style:family="paragraph" style:parent-style-name="Standard" style:list-style-name="WWNum7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3" style:family="paragraph" style:parent-style-name="Standard" style:list-style-name="WWNum8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4" style:family="paragraph" style:parent-style-name="Standard" style:list-style-name="WWNum10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5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6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paragraph-rsid="0008a4a6" style:font-weight-asian="bold" style:font-weight-complex="bold"/>
    </style:style>
    <style:style style:name="P27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paragraph-rsid="00125819" style:font-weight-asian="bold" style:font-weight-complex="bold"/>
    </style:style>
    <style:style style:name="P28" style:family="paragraph" style:parent-style-name="Standard" style:list-style-name="WWNum12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9" style:family="paragraph" style:parent-style-name="Standard" style:list-style-name="WWNum13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0" style:family="paragraph" style:parent-style-name="Standard" style:list-style-name="WWNum18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1" style:family="paragraph" style:parent-style-name="Standard" style:list-style-name="WWNum19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2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rsid="00125819" officeooo:paragraph-rsid="00125819" style:font-weight-asian="bold" style:font-weight-complex="bold"/>
    </style:style>
    <style:style style:name="P33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fo:font-weight="bold" officeooo:rsid="0015bc34" officeooo:paragraph-rsid="0015bc34" style:font-weight-asian="bold" style:font-weight-complex="bold"/>
    </style:style>
    <style:style style:name="P34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5" style:family="paragraph" style:parent-style-name="Standard" style:list-style-name="WWNum14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6" style:family="paragraph" style:parent-style-name="Standard" style:list-style-name="WWNum15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7" style:family="paragraph" style:parent-style-name="Standard" style:list-style-name="WWNum16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8" style:family="paragraph" style:parent-style-name="Standard" style:list-style-name="WWNum17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9" style:family="paragraph" style:parent-style-name="Standard" style:list-style-name="WWNum20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0" style:family="paragraph" style:parent-style-name="Standard" style:list-style-name="WWNum21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1" style:family="paragraph" style:parent-style-name="Standard" style:list-style-name="WWNum22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2" style:family="paragraph" style:parent-style-name="Standard" style:list-style-name="WWNum23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3" style:family="paragraph" style:parent-style-name="Standard" style:list-style-name="WWNum2">
      <style:paragraph-properties fo:margin-top="0.0791in" fo:margin-bottom="0.0791in" loext:contextual-spacing="false" fo:line-height="150%"/>
    </style:style>
    <style:style style:name="P44" style:family="paragraph" style:parent-style-name="Standard" style:list-style-name="WWNum3">
      <style:paragraph-properties fo:margin-top="0.0791in" fo:margin-bottom="0.0791in" loext:contextual-spacing="false" fo:line-height="150%"/>
    </style:style>
    <style:style style:name="P45" style:family="paragraph" style:parent-style-name="Standard" style:list-style-name="WWNum4">
      <style:paragraph-properties fo:margin-top="0.0791in" fo:margin-bottom="0.0791in" loext:contextual-spacing="false" fo:line-height="150%"/>
    </style:style>
    <style:style style:name="P46" style:family="paragraph" style:parent-style-name="Standard" style:list-style-name="WWNum8">
      <style:paragraph-properties fo:margin-top="0.0791in" fo:margin-bottom="0.0791in" loext:contextual-spacing="false" fo:line-height="150%"/>
    </style:style>
    <style:style style:name="P47" style:family="paragraph" style:parent-style-name="Standard" style:list-style-name="WWNum11">
      <style:paragraph-properties fo:margin-top="0.0791in" fo:margin-bottom="0.0791in" loext:contextual-spacing="false" fo:line-height="150%"/>
    </style:style>
    <style:style style:name="P48" style:family="paragraph" style:parent-style-name="Standard">
      <style:paragraph-properties fo:margin-top="0.0791in" fo:margin-bottom="0.0791in" loext:contextual-spacing="false" fo:line-height="150%" fo:text-align="center" style:justify-single-word="false"/>
    </style:style>
    <style:style style:name="P49" style:family="paragraph">
      <style:paragraph-properties fo:text-align="center"/>
    </style:style>
    <style:style style:name="P50" style:family="paragraph">
      <loext:graphic-properties draw:fill="solid" draw:fill-color="#729fcf"/>
      <style:paragraph-properties fo:text-align="center" style:writing-mode="lr-tb"/>
    </style:style>
    <style:style style:name="P51" style:family="paragraph">
      <loext:graphic-properties draw:fill="solid" draw:fill-color="#ffffff"/>
    </style:style>
    <style:style style:name="P52" style:family="paragraph">
      <loext:graphic-properties draw:fill="none"/>
    </style:style>
    <style:style style:name="P53" style:family="paragraph">
      <style:paragraph-properties fo:text-align="center" style:writing-mode="lr-tb"/>
    </style:style>
    <style:style style:name="P54" style:family="paragraph">
      <loext:graphic-properties draw:fill="none"/>
      <style:paragraph-properties fo:text-align="center" style:writing-mode="lr-tb"/>
    </style:style>
    <style:style style:name="P5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b64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0000" loext:char-shading-value="0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c3c28"/>
    </style:style>
    <style:style style:name="T7" style:family="text">
      <style:text-properties officeooo:rsid="0011193e"/>
    </style:style>
    <style:style style:name="T8" style:family="text">
      <style:text-properties style:font-name="Liberation Sans" fo:font-size="18pt" style:font-name-asian="Noto Sans CJK SC"/>
    </style:style>
    <style:style style:name="T9" style:family="text">
      <style:text-properties fo:color="#0a3c54" style:font-name="Calibri1" fo:font-size="10pt" fo:font-weight="bold" style:font-name-asian="Calibri" style:font-name-complex="Calibri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stroke-linejoin="round" svg:stroke-linecap="butt" draw:fill="solid" draw:fill-color="#729fcf" draw:textarea-horizontal-align="center" draw:textarea-vertical-align="top" draw:auto-grow-height="false" fo:padding-top="0.05in" fo:padding-bottom="0.05in" fo:padding-left="0.1in" fo:padding-right="0.1in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in" draw:fill="solid" draw:fill-color="#ffffff" draw:textarea-vertical-align="top" draw:auto-grow-height="false" fo:min-height="0.0126in" fo:min-width="0.0035in" style:run-through="background"/>
    </style:style>
    <style:style style:name="gr5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0.0028in" fo:min-width="0in" fo:padding-top="0.0047in" fo:padding-bottom="0.0047in" fo:padding-left="0.0047in" fo:padding-right="0.0047in" style:run-through="background"/>
    </style:style>
    <style:style style:name="gr6" style:family="graphic">
      <style:graphic-properties draw:stroke="none" svg:stroke-width="0in" draw:fill="none" draw:textarea-vertical-align="top" draw:auto-grow-height="false" fo:min-height="0.4846in" fo:min-width="0.2638in" fo:padding-top="0.05in" fo:padding-bottom="0.05in" fo:padding-left="0.1in" fo:padding-right="0.1in" style:run-through="background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8" style:family="graphic">
      <style:graphic-properties draw:stroke="none" svg:stroke-width="0in" draw:fill="solid" draw:fill-color="#ffffff" draw:textarea-vertical-align="top" draw:auto-grow-height="false" fo:min-height="0in" fo:min-width="0in" style:run-through="background"/>
    </style:style>
    <style:style style:name="gr9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0in" fo:min-width="0in" fo:padding-top="0.0047in" fo:padding-bottom="0.0047in" fo:padding-left="0.0047in" fo:padding-right="0.0047in" style:run-through="background"/>
    </style:style>
    <style:style style:name="gr10" style:family="graphic">
      <style:graphic-properties draw:stroke="none" svg:stroke-width="0in" draw:fill="none" draw:textarea-vertical-align="top" draw:auto-grow-height="false" fo:min-height="0in" fo:min-width="0in" fo:padding-top="0.05in" fo:padding-bottom="0.05in" fo:padding-left="0.1in" fo:padding-right="0.1in" style:run-through="background"/>
      <style:paragraph-properties style:writing-mode="lr-tb"/>
    </style:style>
    <style:style style:name="gr11" style:family="graphic">
      <style:graphic-properties draw:stroke="solid" svg:stroke-width="0in" svg:stroke-color="#3465a4" draw:stroke-linejoin="round" svg:stroke-linecap="butt" draw:fill="solid" draw:fill-color="#729fcf" draw:textarea-vertical-align="top" draw:auto-grow-height="false" fo:min-height="0.6898in" fo:padding-top="0.05in" fo:padding-bottom="0.05in" fo:padding-left="0.1in" fo:padding-right="0.1in" style:run-through="background"/>
      <style:paragraph-properties style:writing-mode="lr-tb"/>
    </style:style>
    <style:style style:name="gr12" style:family="graphic">
      <style:graphic-properties draw:stroke="none" svg:stroke-width="0in" draw:fill="none" draw:textarea-vertical-align="top" draw:auto-grow-height="false" fo:min-height="0.4854in" fo:min-width="0.2654in" fo:padding-top="0.05in" fo:padding-bottom="0.05in" fo:padding-left="0.1in" fo:padding-right="0.1in" style:run-through="background"/>
      <style:paragraph-properties style:writing-mode="lr-tb"/>
    </style:style>
    <style:style style:name="gr13" style:family="graphic">
      <style:graphic-properties draw:stroke="none" svg:stroke-width="0in" draw:fill="solid" draw:fill-color="#ffffff" draw:textarea-vertical-align="top" draw:auto-grow-height="false" fo:min-height="272.5811in" fo:min-width="66.0866in" style:run-through="background"/>
    </style:style>
    <style:style style:name="gr14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272.5717in" fo:min-width="66.0772in" fo:padding-top="0.0047in" fo:padding-bottom="0.0047in" fo:padding-left="0.0047in" fo:padding-right="0.0047in" style:run-through="background"/>
    </style:style>
    <style:style style:name="gr15" style:family="graphic">
      <style:graphic-properties draw:stroke="none" svg:stroke-width="0in" draw:fill="none" draw:textarea-vertical-align="top" draw:auto-grow-height="false" fo:min-height="0.4846in" fo:min-width="0.3638in" fo:padding-top="0.05in" fo:padding-bottom="0.05in" fo:padding-left="0.1in" fo:padding-right="0.1in" style:run-through="background"/>
      <style:paragraph-properties style:writing-mode="lr-tb"/>
    </style:style>
    <style:style style:name="gr16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7071in" fo:min-width="1.1972in" style:run-through="background"/>
    </style:style>
    <style:style style:name="gr17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5264in" fo:min-width="1.1638in" style:run-through="background"/>
    </style:style>
    <style:style style:name="gr18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2in" fo:min-width="0.7634in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33">MASTER PLAN ATURUSAHA.com</text:p>
      <text:p text:style-name="P33">Edisi Revisi</text:p>
      <text:p text:style-name="P48"/>
      <text:list xml:id="list781082304" text:style-name="WWNum1">
        <text:list-item>
          <text:p text:style-name="P19">BRD (Bussiness Requirement Definition)</text:p>
          <text:list>
            <text:list-item>
              <text:p text:style-name="P19">Ringkasan / Summary</text:p>
            </text:list-item>
          </text:list>
        </text:list-item>
      </text:list>
      <text:p text:style-name="P7"><text:span text:style-name="T1">Aplikasi </text:span>yang akan dibuat adalah aplikasi Enterprice Resource Planning (ERP) untuk Usaha Mikro Kecil dan Menengah (UMKM) <text:s/>dengan keunikan sbb:</text:p>
      <text:list xml:id="list412208033" text:style-name="WWNum2">
        <text:list-item>
          <text:p text:style-name="P43">E-commerce antar UMKM (B2B bussiness)</text:p>
        </text:list-item>
        <text:list-item>
          <text:p text:style-name="P43">Terhubung dengan Investor</text:p>
        </text:list-item>
        <text:list-item>
          <text:p text:style-name="P43">Terhubung dengan Coach bussiness (training bussiness)</text:p>
        </text:list-item>
      </text:list>
      <text:p text:style-name="P7"/>
      <text:list xml:id="list174747931223559" text:continue-list="list781082304" text:style-name="WWNum1">
        <text:list-item>
          <text:list>
            <text:list-item>
              <text:p text:style-name="P19">Manfaat /tujuan yang ingin di capai untuk pengguna:</text:p>
            </text:list-item>
          </text:list>
        </text:list-item>
      </text:list>
      <text:p text:style-name="P7"><text:span text:style-name="T1">Kebutuhan </text:span>aplikasi ini sebenarnya kebutuhan untuk mengatur jalanya usaha sendiri, yaitu CV. Sumber Info Media. Terfikir ke depan, aplikasi ini dapat juga digunakan oleh para pelaku UMKM lainnya.</text:p>
      <text:list xml:id="list2343888231" text:style-name="WWNum3">
        <text:list-item>
          <text:p text:style-name="P44">Pemilik usaha (owner) dapat menjalankan usaha untuk 1 atau lebih usaha menggunakan satu aplikasi saja.</text:p>
        </text:list-item>
        <text:list-item>
          <text:p text:style-name="P44">Aplikasi dapat digunakan oleh semua bagian/departemen di perusahaan</text:p>
        </text:list-item>
        <text:list-item>
          <text:p text:style-name="P44">Jika UMKM melakukan pendanaan dengan investor, investor dapat melihat laporan perkembangan jalannya usaha</text:p>
        </text:list-item>
        <text:list-item>
          <text:p text:style-name="P44">Tersedia pendampingan/mentoring bisnis oleh para choac bisnis. (tambahan baru)</text:p>
        </text:list-item>
        <text:list-item>
          <text:p text:style-name="P44">UMKM dapat bertransaksi sesama pengguna aturusaha.com</text:p>
        </text:list-item>
      </text:list>
      <text:p text:style-name="P1"/>
      <text:p text:style-name="P1"/>
      <text:p text:style-name="P1"/>
      <text:p text:style-name="P1"/>
      <text:p text:style-name="P9"/>
      <text:list xml:id="list174748096663321" text:continue-list="list174747931223559" text:style-name="WWNum1">
        <text:list-item>
          <text:list>
            <text:list-item>
              <text:p text:style-name="P19"><text:soft-page-break/>Spesifikasi Aplikasi / content</text:p>
            </text:list-item>
          </text:list>
        </text:list-item>
      </text:list>
      <text:list xml:id="list673626243" text:style-name="WWNum4">
        <text:list-item>
          <text:p text:style-name="P20">ERP </text:p>
          <text:list>
            <text:list-item>
              <text:p text:style-name="P45">mulai dari perencanaan-pelaksanaan-monitoring sampai laporan </text:p>
            </text:list-item>
            <text:list-item>
              <text:p text:style-name="P45">Terintegrasi semua departemen/bagian: administrasi, keuangan, marketing, HRD, Produk &amp; Jasa, Penjualan, Penggajian, Investasi.</text:p>
            </text:list-item>
          </text:list>
        </text:list-item>
      </text:list>
      <text:list xml:id="list174748266464790" text:continue-list="list2343888231" text:style-name="WWNum3">
        <text:list-item>
          <text:p text:style-name="P44">Terhubung dengan <text:span text:style-name="T1">Investor</text:span>:</text:p>
          <text:list>
            <text:list-item>
              <text:p text:style-name="P44">Investor dapat melakukan registrasi akun</text:p>
            </text:list-item>
            <text:list-item>
              <text:p text:style-name="P44">Investor dapat melihat UKM yg sedang mencari pendanaan</text:p>
            </text:list-item>
            <text:list-item>
              <text:p text:style-name="P44">Investor dapat melihat laporan perkembangan UMKM yang bekerjasama dalam pendanaan (dividen, bagi hasil, dll)</text:p>
            </text:list-item>
          </text:list>
        </text:list-item>
        <text:list-item>
          <text:p text:style-name="P44">Terhubung dengan <text:span text:style-name="T1">Coach</text:span> bussiness (training bussiness), </text:p>
          <text:list>
            <text:list-item>
              <text:p text:style-name="P44">Coach bisnis dapat registrasi akun</text:p>
            </text:list-item>
            <text:list-item>
              <text:p text:style-name="P44">Coach bisnis dapat melihat UMKM yg mendaftar pendampingan bisnis</text:p>
            </text:list-item>
            <text:list-item>
              <text:p text:style-name="P44">Coach bisnis dapat melihat laporan perkembangan UMKM yang sedang ditanganinya</text:p>
            </text:list-item>
          </text:list>
        </text:list-item>
      </text:list>
      <text:p text:style-name="P9"/>
      <text:list xml:id="list174748505023591" text:continue-numbering="true" text:style-name="WWNum3">
        <text:list-item>
          <text:p text:style-name="P44"><text:span text:style-name="T1">E-commerce </text:span>antar UMKM (B2B)</text:p>
        </text:list-item>
      </text:list>
      <text:p text:style-name="P1"><text:tab/><text:tab/><text:tab/>Antar UMKM dapat melakukan proses jual beli </text:p>
      <text:p text:style-name="P11"/>
      <text:p text:style-name="P3"/>
      <text:p text:style-name="P3"><text:tab/></text:p>
      <text:p text:style-name="P3"/>
      <text:p text:style-name="P3"/>
      <text:p text:style-name="P3"><text:tab/></text:p>
      <text:list xml:id="list174747891162042" text:continue-list="list174748096663321" text:style-name="WWNum1">
        <text:list-item>
          <text:list>
            <text:list-item>
              <text:p text:style-name="P19"><text:s/>Pelaku (User)</text:p>
            </text:list-item>
          </text:list>
        </text:list-item>
      </text:list>
      <text:list xml:id="list3244386949" text:style-name="WWNum6">
        <text:list-item>
          <text:p text:style-name="P21">Owner UMKM/Founder/Co Founder</text:p>
        </text:list-item>
        <text:list-item>
          <text:p text:style-name="P21">Karyawan </text:p>
        </text:list-item>
        <text:list-item>
          <text:p text:style-name="P21">Investor</text:p>
        </text:list-item>
        <text:list-item>
          <text:p text:style-name="P21"><text:soft-page-break/>Coach Bisnis/Mentor</text:p>
        </text:list-item>
        <text:list-item>
          <text:p text:style-name="P21">Superadmin Aturusaha.com</text:p>
        </text:list-item>
      </text:list>
      <text:p text:style-name="P8"/>
      <text:list xml:id="list174747838288185" text:continue-list="list174747891162042" text:style-name="WWNum1">
        <text:list-item>
          <text:list>
            <text:list-item>
              <text:p text:style-name="P19">Alur umum</text:p>
            </text:list-item>
          </text:list>
        </text:list-item>
      </text:list>
      <text:p text:style-name="P3"/>
      <text:p text:style-name="P4"><draw:g text:anchor-type="char" draw:z-index="0" draw:name="shape_0" draw:style-name="gr1"><draw:ellipse draw:style-name="gr2" draw:text-style-name="P50" svg:width="1.663in" svg:height="1.7421in" svg:x="0.8528in" svg:y="0.1874in"><text:p text:style-name="P49"><text:span text:style-name="T8">UMKM</text:span></text:p></draw:ellipse><draw:g draw:style-name="gr3"><draw:custom-shape draw:style-name="gr4" draw:text-style-name="P51" svg:width="0.0039in" svg:height="0.013in" svg:x="1.0512in" svg:y="0.7709in"><text:p/><draw:enhanced-geometry draw:type="mso-spt100" draw:modifiers="0 0 0"/></draw:custom-shape><draw:custom-shape draw:style-name="gr5" draw:text-style-name="P52" svg:width="0.0039in" svg:height="0.013in" svg:x="1.0512in" svg:y="0.7709in"><text:p/><draw:enhanced-geometry draw:type="mso-spt100" draw:modifiers="0 0 0"/></draw:custom-shape></draw:g><draw:custom-shape draw:style-name="gr6" draw:text-style-name="P54" svg:width="0.4642in" svg:height="0.585in" svg:x="0.9535in" svg:y="1.0547in"><text:p text:style-name="P53"><text:span text:style-name="T9">Owner</text:span></text:p><draw:enhanced-geometry draw:type="mso-spt100" draw:modifiers="0 0 0"/></draw:custom-shape><draw:frame draw:style-name="gr7" draw:text-style-name="P55" svg:width="0.5232in" svg:height="0.2858in" svg:x="4.0728in" svg:y="2.0465in"><draw:image xlink:href="Pictures/100001B0000007D0000003E8533509670E636464.emf" xlink:type="simple" xlink:show="embed" xlink:actuate="onLoad" loext:mime-type="image/x-emf"><text:p/></draw:image><draw:image xlink:href="Pictures/100002010000004500000023B607FD35553C81C2.png" xlink:type="simple" xlink:show="embed" xlink:actuate="onLoad" loext:mime-type="image/png"/></draw:frame><draw:g draw:style-name="gr3"><draw:g draw:style-name="gr3"><draw:custom-shape draw:style-name="gr8" draw:text-style-name="P51" svg:width="0.0012in" svg:height="0.0016in" svg:x="2.011in" svg:y="0.7894in"><text:p/><draw:enhanced-geometry draw:type="mso-spt100" draw:modifiers="0 0 0"/></draw:custom-shape><draw:custom-shape draw:style-name="gr9" draw:text-style-name="P52" svg:width="0.0012in" svg:height="0.0016in" svg:x="2.011in" svg:y="0.7894in"><text:p/><draw:enhanced-geometry draw:type="mso-spt100" draw:modifiers="0 0 0"/></draw:custom-shape></draw:g><draw:custom-shape draw:style-name="gr10" draw:text-style-name="P54" svg:width="0.013in" svg:height="0.0787in" svg:x="2.0071in" svg:y="0.7953in"><text:p text:style-name="P53"><text:span text:style-name="T9">Employee</text:span></text:p><draw:enhanced-geometry draw:type="mso-spt100" draw:modifiers="0 0 0"/></draw:custom-shape></draw:g><draw:frame draw:style-name="gr11" draw:text-style-name="P50" svg:width="1.6303in" svg:height="0.6898in" svg:x="3.2799in" svg:y="0.9138in"><draw:text-box><text:p text:style-name="P49"><text:span text:style-name="T8">Aturusaha.com</text:span></text:p></draw:text-box></draw:frame><draw:g draw:style-name="gr3"><draw:custom-shape draw:style-name="gr4" draw:text-style-name="P51" svg:width="0.0039in" svg:height="0.013in" svg:x="6.313in" svg:y="0.1201in"><text:p/><draw:enhanced-geometry draw:type="mso-spt100" draw:modifiers="0 0 0"/></draw:custom-shape><draw:custom-shape draw:style-name="gr5" draw:text-style-name="P52" svg:width="0.0039in" svg:height="0.013in" svg:x="6.313in" svg:y="0.1201in"><text:p/><draw:enhanced-geometry draw:type="mso-spt100" draw:modifiers="0 0 0"/></draw:custom-shape></draw:g><draw:custom-shape draw:style-name="gr12" draw:text-style-name="P54" svg:width="0.4657in" svg:height="0.5858in" svg:x="6.0744in" svg:y="0.4394in"><text:p text:style-name="P53"><text:span text:style-name="T9">Coach</text:span></text:p><draw:enhanced-geometry draw:type="mso-spt100" draw:modifiers="0 0 0"/></draw:custom-shape><draw:g draw:style-name="gr3"><draw:custom-shape draw:style-name="gr13" draw:text-style-name="P51" svg:width="66.087in" svg:height="272.5815in" svg:x="1893.2236in" svg:y="1098.6047in"><text:p/><draw:enhanced-geometry draw:type="mso-spt100" draw:modifiers="0 0 0"/></draw:custom-shape><draw:custom-shape draw:style-name="gr14" draw:text-style-name="P52" svg:width="66.087in" svg:height="272.5815in" svg:x="1893.2236in" svg:y="1098.6047in"><text:p/><draw:enhanced-geometry draw:type="mso-spt100" draw:modifiers="0 0 0"/></draw:custom-shape></draw:g><draw:custom-shape draw:style-name="gr15" draw:text-style-name="P54" svg:width="0.5642in" svg:height="0.585in" svg:x="6.0083in" svg:y="2.1827in"><text:p text:style-name="P53"><text:span text:style-name="T9">Investor</text:span></text:p><draw:enhanced-geometry draw:type="mso-spt100" draw:modifiers="0 0 0"/></draw:custom-shape><draw:custom-shape draw:style-name="gr16" draw:text-style-name="P52" svg:width="1.1976in" svg:height="0.7071in" svg:x="4.9102in" svg:y="1.2591in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gr17" draw:text-style-name="P52" svg:width="1.1642in" svg:height="0.5268in" svg:x="4.9102in" svg:y="0.7327in"><text:p/><draw:enhanced-geometry draw:mirror-vertical="true"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gr18" draw:text-style-name="P52" svg:width="0.7634in" svg:height="0.2004in" svg:x="2.5161in" svg:y="1.0591in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74748154307547" text:continue-numbering="true" text:style-name="WWNum1">
        <text:list-item>
          <text:list>
            <text:list-item>
              <text:p text:style-name="P19">Fungsional requirement</text:p>
            </text:list-item>
          </text:list>
        </text:list-item>
      </text:list>
      <text:p text:style-name="P3"><text:tab/><text:tab/>Owner UMKM/Founder/Co Founder :</text:p>
      <text:list xml:id="list1415791345" text:style-name="WWNum7">
        <text:list-item>
          <text:list>
            <text:list-item>
              <text:p text:style-name="P22">Registrasi dan aktivasi akun</text:p>
            </text:list-item>
            <text:list-item>
              <text:p text:style-name="P22">Isi Data Perusahaan dan data pendukung utama </text:p>
            </text:list-item>
            <text:list-item>
              <text:p text:style-name="P22">Memilih menu aturusaha.com</text:p>
            </text:list-item>
            <text:list-item>
              <text:p text:style-name="P22">Data Karyawan</text:p>
              <text:list>
                <text:list-item>
                  <text:p text:style-name="P22">Melihat, menambah, hak akses, menambah data login karyawan</text:p>
                </text:list-item>
              </text:list>
            </text:list-item>
            <text:list-item>
              <text:p text:style-name="P22">Data Investor</text:p>
              <text:list>
                <text:list-item>
                  <text:p text:style-name="P22"><text:soft-page-break/>Melihat daftar investor, mengajukan pendanaan, menambah data login investor</text:p>
                </text:list-item>
              </text:list>
            </text:list-item>
            <text:list-item>
              <text:p text:style-name="P22">Data Coach</text:p>
              <text:list>
                <text:list-item>
                  <text:p text:style-name="P22">Melihat daftar coach, mengajukan mentoring, menambah data login coach</text:p>
                </text:list-item>
              </text:list>
            </text:list-item>
          </text:list>
        </text:list-item>
      </text:list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74748040775869" text:continue-numbering="true" text:style-name="WWNum7">
        <text:list-item>
          <text:p text:style-name="P22">Karyawan </text:p>
          <text:list>
            <text:list-item>
              <text:p text:style-name="P22">Login ke sistem berdasarkan data login dari owner</text:p>
            </text:list-item>
            <text:list-item>
              <text:p text:style-name="P22">Input/Edit/Delete pada menu dan sub menu sesuai kewenangannya</text:p>
            </text:list-item>
          </text:list>
        </text:list-item>
      </text:list>
      <text:p text:style-name="P10"/>
      <text:list xml:id="list174748791270764" text:continue-numbering="true" text:style-name="WWNum7">
        <text:list-item>
          <text:p text:style-name="P22">Investor</text:p>
          <text:list>
            <text:list-item>
              <text:p text:style-name="P22">Registrasi ke sistem</text:p>
            </text:list-item>
            <text:list-item>
              <text:p text:style-name="P22">Sistem melakukan upprove/reject sesuai kelengkapan persyaratan</text:p>
            </text:list-item>
            <text:list-item>
              <text:p text:style-name="P22">Login ke sistem</text:p>
            </text:list-item>
            <text:list-item>
              <text:p text:style-name="P22">Melihat daftar UMKM yang mengajukan pendanaan</text:p>
            </text:list-item>
          </text:list>
        </text:list-item>
      </text:list>
      <text:p text:style-name="P10"/>
      <text:list xml:id="list174748136752558" text:continue-numbering="true" text:style-name="WWNum7">
        <text:list-item>
          <text:p text:style-name="P22">Coach Bisnis/Mentor</text:p>
          <text:list>
            <text:list-item>
              <text:p text:style-name="P22">Registrasi ke sistem</text:p>
            </text:list-item>
            <text:list-item>
              <text:p text:style-name="P22"><text:soft-page-break/>Sistem melakukan upprove/reject sesuai kelengkapan persyaratan</text:p>
            </text:list-item>
            <text:list-item>
              <text:p text:style-name="P22">Login ke sistem</text:p>
            </text:list-item>
            <text:list-item>
              <text:p text:style-name="P22">Melihat daftar UMKM yang mengajukan mentoring</text:p>
            </text:list-item>
          </text:list>
        </text:list-item>
      </text:list>
      <text:p text:style-name="P10"/>
      <text:list xml:id="list174749253202408" text:continue-numbering="true" text:style-name="WWNum7">
        <text:list-item>
          <text:p text:style-name="P22">Superadmin Aturusaha.com</text:p>
          <text:list>
            <text:list-item>
              <text:p text:style-name="P22">Melihat daftar UMKM</text:p>
            </text:list-item>
            <text:list-item>
              <text:p text:style-name="P22">Upprove/reject investor register</text:p>
            </text:list-item>
            <text:list-item>
              <text:p text:style-name="P22">Upprove/reject coach register</text:p>
            </text:list-item>
            <text:list-item>
              <text:p text:style-name="P22">Melihat daftar Investor</text:p>
            </text:list-item>
            <text:list-item>
              <text:p text:style-name="P22">Melihat Daftar Mentor</text:p>
            </text:list-item>
            <text:list-item>
              <text:p text:style-name="P22">Dll (menyusul)</text:p>
            </text:list-item>
          </text:list>
        </text:list-item>
      </text:list>
      <text:p text:style-name="P3"/>
      <text:list xml:id="list174747269058458" text:continue-numbering="true" text:style-name="WWNum7">
        <text:list-item>
          <text:p text:style-name="P22">E-commerce UMKM (jual beli antar pengguna aturusaha.com)</text:p>
          <text:list>
            <text:list-item>
              <text:p text:style-name="P22">UMKM dapat melihat produk antar UMKM</text:p>
            </text:list-item>
            <text:list-item>
              <text:p text:style-name="P22">UMKM order produk/jasa</text:p>
            </text:list-item>
            <text:list-item>
              <text:p text:style-name="P22">UMKM </text:p>
            </text:list-item>
          </text:list>
        </text:list-item>
      </text:list>
      <text:p text:style-name="P10"/>
      <text:list xml:id="list3006353543" text:style-name="WWNum8">
        <text:list-item>
          <text:p text:style-name="P23">Login</text:p>
          <text:list>
            <text:list-item>
              <text:p text:style-name="P46"><text:span text:style-name="T1">Menggunakan email (</text:span><text:span text:style-name="T3">sekarang)</text:span></text:p>
            </text:list-item>
            <text:list-item>
              <text:p text:style-name="P46"><text:span text:style-name="T1">OTP <text:s/>(</text:span><text:span text:style-name="T4">nanti)</text:span></text:p>
            </text:list-item>
            <text:list-item>
              <text:p text:style-name="P46"><text:span text:style-name="T1">API gmail/FB (</text:span><text:span text:style-name="T4">nanti)</text:span></text:p>
            </text:list-item>
          </text:list>
        </text:list-item>
        <text:list-item>
          <text:p text:style-name="P23">Produk</text:p>
          <text:list>
            <text:list-item>
              <text:p text:style-name="P46"><text:span text:style-name="T1">setiap transaksi di menu pembelian dan penjualan otomatis terbuat jurnal umumnya di menu keuangan (</text:span><text:span text:style-name="T3">sekarang)</text:span></text:p>
            </text:list-item>
          </text:list>
        </text:list-item>
      </text:list>
      <text:p text:style-name="P12"/>
      <text:list xml:id="list174748458268872" text:continue-numbering="true" text:style-name="WWNum8">
        <text:list-item>
          <text:p text:style-name="P23">Keuangan</text:p>
          <text:list>
            <text:list-item>
              <text:p text:style-name="P46"><text:span text:style-name="T1">Saldo awa sdh otomatis terbuat ketika user melakukan tutup buku (</text:span><text:span text:style-name="T3">sekarang)</text:span></text:p>
            </text:list-item>
          </text:list>
        </text:list-item>
        <text:list-item>
          <text:p text:style-name="P23"><text:soft-page-break/>Penggajian</text:p>
          <text:list>
            <text:list-item>
              <text:p text:style-name="P46"><text:span text:style-name="T1">setiap transaksi penggajian otomatis terbuat jurnal umumnya di menu keuangan (</text:span><text:span text:style-name="T3">sekarang)</text:span></text:p>
            </text:list-item>
          </text:list>
        </text:list-item>
        <text:list-item>
          <text:p text:style-name="P23">Investasi</text:p>
          <text:list>
            <text:list-item>
              <text:p text:style-name="P23">info dividen bagi hasil terkirim ke email investor (nanti), Whatasapp (nanti)</text:p>
            </text:list-item>
          </text:list>
        </text:list-item>
      </text:list>
      <text:p text:style-name="P3"/>
      <text:p text:style-name="P3"/>
      <text:p text:style-name="P13"/>
      <text:list xml:id="list174749240180861" text:continue-numbering="true" text:style-name="WWNum8">
        <text:list-item>
          <text:p text:style-name="P46"><text:span text:style-name="T1">E-Commerce antar UMKM </text:span><text:span text:style-name="T4">(nanti)</text:span></text:p>
          <text:list>
            <text:list-item>
              <text:p text:style-name="P23">invoice kirim ke buyer dan seleer lewat notif Whatsapp (API WA)</text:p>
            </text:list-item>
            <text:list-item>
              <text:p text:style-name="P23">Cek pembayaran masuk <text:s/>otomatis (API payment Gateay)</text:p>
            </text:list-item>
            <text:list-item>
              <text:p text:style-name="P23">Chat antar buyer dan seller via chatboox</text:p>
            </text:list-item>
          </text:list>
        </text:list-item>
      </text:list>
      <text:p text:style-name="P12"/>
      <text:p text:style-name="P15"/>
      <text:p text:style-name="P16"/>
      <text:list xml:id="list174747631576306" text:continue-list="list174748154307547" text:style-name="WWNum1">
        <text:list-item>
          <text:p text:style-name="P19">UI/UX</text:p>
        </text:list-item>
      </text:list>
      <text:p text:style-name="P16">Untuk data yang banyak tampilan dalam bentuk tabel.</text:p>
      <text:p text:style-name="P8">Contoh: data barang, transaksi keuangan, pembelian, penjualan, dll</text:p>
      <text:p text:style-name="P16">Untuk data yg sedikit tampilan menyesuaikan.</text:p>
      <text:p text:style-name="P8">Contoh: Data karyawan, data legal, dll</text:p>
      <text:p text:style-name="P16">Daftar Menu sbb:</text:p>
      <text:list xml:id="list174748802945569" text:continue-numbering="true" text:style-name="WWNum1">
        <text:list-item>
          <text:list>
            <text:list-item>
              <text:p text:style-name="P19">Superadmin UMKM:</text:p>
            </text:list-item>
          </text:list>
        </text:list-item>
      </text:list>
      <text:list xml:id="list2790726470" text:style-name="WWNum10">
        <text:list-item>
          <text:p text:style-name="P24">Pengaturan Awal</text:p>
        </text:list-item>
      </text:list>
      <text:list xml:id="list3411914439" text:style-name="WWNum11">
        <text:list-item>
          <text:p text:style-name="P25">Profil user (wajib di isi)</text:p>
        </text:list-item>
        <text:list-item>
          <text:p text:style-name="P25">Profil Usaha (wajib di isi)</text:p>
        </text:list-item>
        <text:list-item>
          <text:p text:style-name="P25">Visi</text:p>
        </text:list-item>
        <text:list-item>
          <text:p text:style-name="P25">Misi</text:p>
        </text:list-item>
        <text:list-item>
          <text:p text:style-name="P25">Akta</text:p>
        </text:list-item>
        <text:list-item>
          <text:p text:style-name="P34"><text:soft-page-break/>Izin Usaha (pindahkan ke menu karyawan-administrasi)</text:p>
        </text:list-item>
        <text:list-item>
          <text:p text:style-name="P47"><text:bookmark-start text:name="__DdeLink__601_897180783"/><text:span text:style-name="T1">Jabatan</text:span><text:bookmark-end text:name="__DdeLink__601_897180783"/><text:span text:style-name="T3">(pindahkan ke menu karyawan-eksekutif &amp; HRD)</text:span></text:p>
        </text:list-item>
      </text:list>
      <text:list xml:id="list1965762509" text:style-name="WWNum12">
        <text:list-item>
          <text:p text:style-name="P28">Menu Aktif Perusahaan</text:p>
        </text:list-item>
        <text:list-item>
          <text:p text:style-name="P28">Pengguna Aplikasi</text:p>
        </text:list-item>
      </text:list>
      <text:list xml:id="list276752414" text:style-name="WWNum13">
        <text:list-item>
          <text:p text:style-name="P29">Daftar Karyawan – CRUD – Hak akses</text:p>
        </text:list-item>
        <text:list-item>
          <text:p text:style-name="P29">Daftar Investor – CRUD – Hak akses</text:p>
        </text:list-item>
        <text:list-item>
          <text:p text:style-name="P29">Daftar Coach – CRUD – Hak akses</text:p>
        </text:list-item>
      </text:list>
      <text:p text:style-name="P3"/>
      <text:list xml:id="list174748434264565" text:continue-list="list174748802945569" text:style-name="WWNum1">
        <text:list-item>
          <text:list>
            <text:list-item>
              <text:p text:style-name="P19">Karyawan</text:p>
            </text:list-item>
          </text:list>
        </text:list-item>
      </text:list>
      <text:list xml:id="list3822143282" text:style-name="WWNum14">
        <text:list-item>
          <text:p text:style-name="P35">Perusahaan ==&gt; ganti menjadi : <text:s/>Eksekutif</text:p>
        </text:list-item>
      </text:list>
      <text:list xml:id="list174747358457339" text:continue-list="list3411914439" text:style-name="WWNum11">
        <text:list-item>
          <text:p text:style-name="P25">Model Bisnis</text:p>
        </text:list-item>
        <text:list-item>
          <text:p text:style-name="P25">Struktur Perusahaan</text:p>
        </text:list-item>
        <text:list-item>
          <text:p text:style-name="P25">Bagian/Departemen (eksekutif-administrasi-HRD-keuangan-marketing-penggajian)</text:p>
        </text:list-item>
        <text:list-item>
          <text:p text:style-name="P25">Divisi</text:p>
        </text:list-item>
        <text:list-item>
          <text:p text:style-name="P26">Jabatan (id, id_bagian, id_div, nm_jabatan)</text:p>
        </text:list-item>
        <text:list-item>
          <text:p text:style-name="P47"><text:span text:style-name="T1">Job Desc </text:span><text:span text:style-name="T3">(lebih cocok masuk ke HRD</text:span><text:span text:style-name="T1">)</text:span></text:p>
        </text:list-item>
        <text:list-item>
          <text:p text:style-name="P25">SWOT</text:p>
        </text:list-item>
        <text:list-item>
          <text:p text:style-name="P25">Target/Goal </text:p>
        </text:list-item>
        <text:list-item>
          <text:p text:style-name="P25">Strategi </text:p>
        </text:list-item>
        <text:list-item>
          <text:p text:style-name="P47"><text:span text:style-name="T1">Izin usaha <text:s/>→ data masuk ke sub menu: K</text:span><text:span text:style-name="T3">umpulan dokumen</text:span></text:p>
        </text:list-item>
      </text:list>
      <text:p text:style-name="P14"/>
      <text:p text:style-name="P3"/>
      <text:p text:style-name="P3"/>
      <text:p text:style-name="P3"/>
      <text:p text:style-name="P3"/>
      <text:p text:style-name="P3"/>
      <text:p text:style-name="P5"/>
      <text:p text:style-name="P5"><text:soft-page-break/></text:p>
      <text:p text:style-name="P2"><text:tab/></text:p>
      <text:p text:style-name="P2"/>
      <text:p text:style-name="P6"/>
      <text:p text:style-name="P3"/>
      <text:list xml:id="list2449729368" text:style-name="WWNum15">
        <text:list-item>
          <text:p text:style-name="P36">Administrasi</text:p>
        </text:list-item>
      </text:list>
      <text:list xml:id="list174748244050858" text:continue-list="list174747358457339" text:style-name="WWNum11">
        <text:list-item>
          <text:p text:style-name="P25">Klien</text:p>
        </text:list-item>
        <text:list-item>
          <text:p text:style-name="P25">Surat</text:p>
        </text:list-item>
        <text:list-item>
          <text:p text:style-name="P25">Proposal</text:p>
        </text:list-item>
        <text:list-item>
          <text:p text:style-name="P25">SPK/Kontrak</text:p>
        </text:list-item>
        <text:list-item>
          <text:p text:style-name="P25">Berita Acara Pekerjaan : - Pemeriksaan – Kemajuan – Penyelesaian – Serah <text:tab/><text:tab/><text:tab/><text:tab/>Terima – Serah Terima Operasional.</text:p>
        </text:list-item>
        <text:list-item>
          <text:p text:style-name="P25">Inventarisasi Peralatan</text:p>
        </text:list-item>
        <text:list-item>
          <text:p text:style-name="P25">Kumpulan Dokumen →<text:span text:style-name="T6"> arsip (tampilkan data dari:)</text:span></text:p>
          <text:list>
            <text:list-header>
              <text:p text:style-name="P25"/>
            </text:list-header>
          </text:list>
        </text:list-item>
        <text:list-item>
          <text:p text:style-name="P25">Agenda Harian</text:p>
        </text:list-item>
        <text:list-item>
          <text:p text:style-name="P25">Brifing</text:p>
        </text:list-item>
        <text:list-item>
          <text:p text:style-name="P25">Pengumuman</text:p>
        </text:list-item>
      </text:list>
      <text:p text:style-name="P14"/>
      <text:p text:style-name="P14"/>
      <text:p text:style-name="P14"/>
      <text:p text:style-name="P14"/>
      <text:list xml:id="list1153251384" text:style-name="WWNum16">
        <text:list-item>
          <text:p text:style-name="P37">Produk</text:p>
        </text:list-item>
      </text:list>
      <text:list xml:id="list174747739324383" text:continue-list="list174748244050858" text:style-name="WWNum11">
        <text:list-item>
          <text:p text:style-name="P25">Barang : <text:span text:style-name="T7">Daftar Brg – Daftar Hrg Jual-Konversi Brg-Daftar Konversi Brg-Transfer Data Brg</text:span></text:p>
          <text:p text:style-name="P25"/>
        </text:list-item>
        <text:list-item>
          <text:p text:style-name="P32">Inventory (Persediaan)</text:p>
        </text:list-item>
        <text:list-item>
          <text:p text:style-name="P27">Suplier</text:p>
        </text:list-item>
        <text:list-item>
          <text:p text:style-name="P25"><text:soft-page-break/>Pembelian</text:p>
        </text:list-item>
        <text:list-item>
          <text:p text:style-name="P25">Penjualan</text:p>
        </text:list-item>
        <text:list-item>
          <text:p text:style-name="P25">Jasa</text:p>
        </text:list-item>
        <text:list-item>
          <text:p text:style-name="P47"><text:span text:style-name="T2">Layanan </text:span><text:span text:style-name="T1">Jasa</text:span></text:p>
        </text:list-item>
        <text:list-item>
          <text:p text:style-name="P25">Proyek</text:p>
        </text:list-item>
        <text:list-item>
          <text:p text:style-name="P25">Tim Produksi</text:p>
        </text:list-item>
        <text:list-item>
          <text:p text:style-name="P25">Jadwal Proyek</text:p>
        </text:list-item>
        <text:list-item>
          <text:p text:style-name="P25">Progress Proyek</text:p>
        </text:list-item>
        <text:list-item>
          <text:p text:style-name="P25">Pemeliharaan</text:p>
        </text:list-item>
        <text:list-item>
          <text:p text:style-name="P25">Progress Pemeliharaan</text:p>
        </text:list-item>
      </text:list>
      <text:p text:style-name="P14"/>
      <text:list xml:id="list3862046923" text:style-name="WWNum17">
        <text:list-item>
          <text:p text:style-name="P38">Marketing</text:p>
        </text:list-item>
      </text:list>
      <text:list xml:id="list174747477568798" text:continue-list="list174747739324383" text:style-name="WWNum11">
        <text:list-item>
          <text:p text:style-name="P25">Client/Consumer</text:p>
        </text:list-item>
        <text:list-item>
          <text:p text:style-name="P25">Marketing Plan</text:p>
        </text:list-item>
        <text:list-item>
          <text:p text:style-name="P25">Get Client</text:p>
        </text:list-item>
        <text:list-item>
          <text:p text:style-name="P25">Realisasi Marketing</text:p>
        </text:list-item>
        <text:list-item>
          <text:p text:style-name="P25">RelationshipMarketing</text:p>
        </text:list-item>
      </text:list>
      <text:p text:style-name="P14"/>
      <text:list xml:id="list174748597231326" text:continue-list="list3862046923" text:style-name="WWNum17">
        <text:list-item>
          <text:p text:style-name="P38">Keuangan</text:p>
        </text:list-item>
      </text:list>
      <text:list xml:id="list1093565236" text:style-name="WWNum18">
        <text:list-item>
          <text:p text:style-name="P30">RAB</text:p>
        </text:list-item>
        <text:list-item>
          <text:p text:style-name="P30">Periode Akuntansi</text:p>
        </text:list-item>
        <text:list-item>
          <text:p text:style-name="P30">Akun</text:p>
        </text:list-item>
        <text:list-item>
          <text:p text:style-name="P30">Transaksi</text:p>
        </text:list-item>
        <text:list-item>
          <text:p text:style-name="P30">Saldo Awal</text:p>
        </text:list-item>
        <text:list-item>
          <text:p text:style-name="P30">Jurnal Umum</text:p>
        </text:list-item>
        <text:list-item>
          <text:p text:style-name="P30">Jurnal Penyesuaian</text:p>
        </text:list-item>
        <text:list-item>
          <text:p text:style-name="P30">Tutup Buku</text:p>
        </text:list-item>
      </text:list>
      <text:p text:style-name="P3"/>
      <text:p text:style-name="P3"><text:soft-page-break/></text:p>
      <text:list xml:id="list174748686742320" text:continue-list="list174748597231326" text:style-name="WWNum17">
        <text:list-item>
          <text:p text:style-name="P38">HRD</text:p>
        </text:list-item>
      </text:list>
      <text:list xml:id="list1122381996" text:style-name="WWNum19">
        <text:list-item>
          <text:p text:style-name="P31">Karyawan</text:p>
        </text:list-item>
        <text:list-item>
          <text:p text:style-name="P31">Hiring / Rekrutmen</text:p>
        </text:list-item>
        <text:list-item>
          <text:p text:style-name="P31">Lamaran Pekerjaan</text:p>
        </text:list-item>
        <text:list-item>
          <text:p text:style-name="P31">Seleksi</text:p>
        </text:list-item>
        <text:list-item>
          <text:p text:style-name="P31">Kontrak Kerja</text:p>
        </text:list-item>
        <text:list-item>
          <text:p text:style-name="P31">Jabatan</text:p>
        </text:list-item>
        <text:list-item>
          <text:p text:style-name="P31">Syarat Jabatan</text:p>
        </text:list-item>
        <text:list-item>
          <text:p text:style-name="P31">Tenaga Ahli</text:p>
        </text:list-item>
        <text:list-item>
          <text:p text:style-name="P31">Periode Kerja</text:p>
        </text:list-item>
        <text:list-item>
          <text:p text:style-name="P31">Absensi</text:p>
        </text:list-item>
        <text:list-item>
          <text:p text:style-name="P31">Career Development</text:p>
        </text:list-item>
        <text:list-item>
          <text:p text:style-name="P31">SOP</text:p>
        </text:list-item>
        <text:list-item>
          <text:p text:style-name="P31">Cuti</text:p>
        </text:list-item>
        <text:list-item>
          <text:p text:style-name="P31">Izin</text:p>
        </text:list-item>
        <text:list-item>
          <text:p text:style-name="P31">Tes</text:p>
        </text:list-item>
        <text:list-item>
          <text:p text:style-name="P31">Kalender Kerja</text:p>
        </text:list-item>
        <text:list-item>
          <text:p text:style-name="P31">Rencana Pelatihan</text:p>
        </text:list-item>
        <text:list-item>
          <text:p text:style-name="P31">Buku Penilaian Karyawan</text:p>
        </text:list-item>
        <text:list-item>
          <text:p text:style-name="P31">Kompensasi Kinerja</text:p>
        </text:list-item>
        <text:list-item>
          <text:p text:style-name="P31">Log Diary</text:p>
        </text:list-item>
        <text:list-item>
          <text:p text:style-name="P31">Potongan Tetap</text:p>
        </text:list-item>
        <text:list-item>
          <text:p text:style-name="P31">Potongan Absen</text:p>
        </text:list-item>
      </text:list>
      <text:p text:style-name="P3"/>
      <text:list xml:id="list157187393" text:style-name="WWNum20">
        <text:list-item>
          <text:p text:style-name="P39">Penggajian</text:p>
        </text:list-item>
      </text:list>
      <text:list xml:id="list174747979660699" text:continue-list="list1122381996" text:style-name="WWNum19">
        <text:list-item>
          <text:p text:style-name="P31">Alokasi Gaji</text:p>
        </text:list-item>
        <text:list-item>
          <text:p text:style-name="P31">Compansable Faktors (CF)</text:p>
        </text:list-item>
        <text:list-item>
          <text:p text:style-name="P31"><text:soft-page-break/>Sub CF</text:p>
        </text:list-item>
        <text:list-item>
          <text:p text:style-name="P31">Content CF</text:p>
        </text:list-item>
        <text:list-item>
          <text:p text:style-name="P31">Daftar Gaji</text:p>
        </text:list-item>
        <text:list-item>
          <text:p text:style-name="P31">Daftar Tunjangan</text:p>
        </text:list-item>
      </text:list>
      <text:p text:style-name="P14"/>
      <text:list xml:id="list1608037474" text:style-name="WWNum21">
        <text:list-item>
          <text:p text:style-name="P40">Investor</text:p>
        </text:list-item>
      </text:list>
      <text:list xml:id="list174748148591042" text:continue-list="list174747979660699" text:style-name="WWNum19">
        <text:list-item>
          <text:p text:style-name="P31">Data Investor</text:p>
        </text:list-item>
        <text:list-item>
          <text:p text:style-name="P31">Bentuk Investor</text:p>
        </text:list-item>
      </text:list>
      <text:list xml:id="list2592475095" text:style-name="WWNum22">
        <text:list-item>
          <text:p text:style-name="P41">Kepemilikan Saham</text:p>
        </text:list-item>
      </text:list>
      <text:list xml:id="list174748269462300" text:continue-list="list174748148591042" text:style-name="WWNum19">
        <text:list-item>
          <text:p text:style-name="P31">Periode Investasi</text:p>
        </text:list-item>
        <text:list-item>
          <text:p text:style-name="P31">Saham</text:p>
        </text:list-item>
        <text:list-item>
          <text:p text:style-name="P31">Data Investasi</text:p>
        </text:list-item>
        <text:list-item>
          <text:p text:style-name="P31">Jual Saham</text:p>
        </text:list-item>
        <text:list-item>
          <text:p text:style-name="P31">Persen Kas</text:p>
        </text:list-item>
        <text:list-item>
          <text:p text:style-name="P31">Dividen</text:p>
        </text:list-item>
      </text:list>
      <text:p text:style-name="P3"/>
      <text:p text:style-name="P3"/>
      <text:list xml:id="list2968806694" text:style-name="WWNum23">
        <text:list-item>
          <text:p text:style-name="P42">Mudharabah &amp; Musyarakah</text:p>
        </text:list-item>
      </text:list>
      <text:list xml:id="list174748497524758" text:continue-list="list174748269462300" text:style-name="WWNum19">
        <text:list-item>
          <text:p text:style-name="P31">Pelaku Investasi</text:p>
        </text:list-item>
        <text:list-item>
          <text:p text:style-name="P31">Akad</text:p>
        </text:list-item>
        <text:list-item>
          <text:p text:style-name="P31">Nisbah/Bagi Hasil</text:p>
        </text:list-item>
        <text:list-item>
          <text:p text:style-name="P31">Nisbah Per Modal</text:p>
        </text:list-item>
        <text:list-item>
          <text:p text:style-name="P31">Nisbah Per Pelaksana</text:p>
        </text:list-item>
      </text:list>
      <text:list xml:id="list174747194641503" text:continue-list="list2968806694" text:style-name="WWNum23">
        <text:list-item>
          <text:p text:style-name="P42">Laporan</text:p>
          <text:list>
            <text:list-item>
              <text:p text:style-name="P42"/>
            </text:list-item>
          </text:list>
        </text:list-item>
        <text:list-item>
          <text:p text:style-name="P42">Donasi</text:p>
        </text:list-item>
      </text:list>
      <text:p text:style-name="P3"/>
      <text:p text:style-name="P3">job description:</text:p>
      <text:p text:style-name="P3"><text:soft-page-break/>nama jabatan</text:p>
      <text:p text:style-name="P3">nama atasan</text:p>
      <text:p text:style-name="P3">tugas :</text:p>
      <text:p text:style-name="P3">1.</text:p>
      <text:p text:style-name="P3">2. dst</text:p>
      <text:p text:style-name="P3"/>
      <text:p text:style-name="P3"/>
      <text:list xml:id="list174747826005933" text:continue-list="list174748434264565" text:style-name="WWNum1">
        <text:list-item>
          <text:p text:style-name="P19">TECHNICAL DESIGN</text:p>
        </text:list-item>
      </text:list>
      <text:p text:style-name="P16">Daftar tabel ada di file: tabel_aturusaha.xlsx</text:p>
      <text:p text:style-name="P16">Daftar Use Case ada di folder: <text:s/>usecase_aturusaha</text:p>
      <text:p text:style-name="P16">Daftar Activity Diagram ada di folder : activity_aturusaha</text:p>
      <text:p text:style-name="P16"/>
      <text:p text:style-name="P16"/>
      <text:list xml:id="list174747499900852" text:continue-numbering="true" text:style-name="WWNum1">
        <text:list-item>
          <text:p text:style-name="P19">ARSITECKTUR REVIEW</text:p>
        </text:list-item>
      </text:list>
      <text:p text:style-name="P16">Mereview Hasilt Technical Design</text:p>
      <text:p text:style-name="P16">- Infrastruktur arsitek</text:p>
      <text:p text:style-name="P16">- Security arsitek</text:p>
      <text:p text:style-name="P16">- Depelovment arsitek</text:p>
      <text:p text:style-name="P16">- Front end arsitek</text:p>
      <text:p text:style-name="P16">Memastikan apa yg dibuat sudah baik.</text:p>
      <text:p text:style-name="P16">Topik:</text:p>
      <text:p text:style-name="P16">- performance, spek server, trafic, dll</text:p>
      <text:p text:style-name="P16">feed back, revisi lg bagian Technical design</text:p>
      <text:list xml:id="list174748639483313" text:continue-numbering="true" text:style-name="WWNum1">
        <text:list-item>
          <text:p text:style-name="P19">API SPEC</text:p>
        </text:list-item>
      </text:list>
      <text:p text:style-name="P16">kesepakatan format API:</text:p>
      <text:p text:style-name="P16">Request apa, respond sprti apa</text:p>
      <text:p text:style-name="P16">jumlah API</text:p>
      <text:p text:style-name="P16">ex:</text:p>
      <text:p text:style-name="P17"><text:soft-page-break/><text:span text:style-name="T5">API/</text:span><text:span text:style-name="T1">Produk</text:span></text:p>
      <text:p text:style-name="P16">API/banner</text:p>
      <text:p text:style-name="P16">Format Jyson, parameter query</text:p>
      <text:p text:style-name="P3"/>
      <text:p text:style-name="P3"><text:tab/>Contoh: https://github.com/ProgrammerZamanNow/kotlin-restful-api</text:p>
      <text:p text:style-name="P3"/>
      <text:list xml:id="list174747827273818" text:continue-numbering="true" text:style-name="WWNum1">
        <text:list-item>
          <text:p text:style-name="P19">Development</text:p>
        </text:list-item>
      </text:list>
      <text:p text:style-name="P16">Backend -Front End - QA (Quality Assurance otomatis) ==&gt; semua <text:s/>based on API spec → pararel</text:p>
      <text:p text:style-name="P3"/>
      <text:p text:style-name="P3"/>
      <text:list xml:id="list174747333463845" text:continue-numbering="true" text:style-name="WWNum1">
        <text:list-item>
          <text:p text:style-name="P19">Non Product Depelyment</text:p>
        </text:list-item>
      </text:list>
      <text:p text:style-name="P16">Deploy-Qa-Staging- Sandbox</text:p>
      <text:p text:style-name="P16"><text:tab/></text:p>
      <text:p text:style-name="P16">Buat : CI/CD</text:p>
      <text:p text:style-name="P16">repo-Git</text:p>
      <text:p text:style-name="P16"/>
      <text:list xml:id="list174748734600414" text:continue-numbering="true" text:style-name="WWNum1">
        <text:list-item>
          <text:p text:style-name="P19">TESTING</text:p>
        </text:list-item>
      </text:list>
      <text:p text:style-name="P16">End to end test</text:p>
      <text:p text:style-name="P16">Performance test</text:p>
      <text:p text:style-name="P16">Security test</text:p>
      <text:p text:style-name="P16"/>
      <text:list xml:id="list174747862490596" text:continue-numbering="true" text:style-name="WWNum1">
        <text:list-item>
          <text:p text:style-name="P19">Production Deployment</text:p>
        </text:list-item>
      </text:list>
      <text:p text:style-name="P16">A/B testing</text:p>
      <text:p text:style-name="P16">dll</text:p>
      <text:p text:style-name="P3"/>
      <text:p text:style-name="P3"/>
      <text:list xml:id="list174748120102469" text:continue-numbering="true" text:style-name="WWNum1">
        <text:list-item>
          <text:p text:style-name="P19">Maintenance / improvement</text:p>
        </text:list-item>
      </text:list>
      <text:p text:style-name="P16"><text:soft-page-break/>Monitoring:</text:p>
      <text:p text:style-name="P16">total trafic</text:p>
      <text:p text:style-name="P16">total user</text:p>
      <text:p text:style-name="P16">respond time</text:p>
      <text:p text:style-name="P16">dll</text:p>
      <text:p text:style-name="P16"/>
      <text:p text:style-name="P16"/>
      <text:p text:style-name="P16"/>
      <text:p text:style-name="P16"/>
      <text:p text:style-name="P3"><text:tab/></text:p>
      <text:p text:style-name="P3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Wingdings1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Wingdings1" style:font-family-complex="Wingdings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Wingdings1" style:font-family-complex="Wingdings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Wingdings1" style:font-family-complex="Wingdings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56" text:bullet-char="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57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59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60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61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62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63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text:bullet-char="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2" text:style-name="ListLabel_20_65" text:bullet-char="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3" text:style-name="ListLabel_20_66" text:bullet-char="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ListLabel_20_67" text:bullet-char="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5" text:style-name="ListLabel_20_68" text:bullet-char="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text:bullet-char="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70" text:bullet-char="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8" text:style-name="ListLabel_20_71" text:bullet-char="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9" text:style-name="ListLabel_20_72" text:bullet-char="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74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75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77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78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79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80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81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83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84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87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89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90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92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93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95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96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97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98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99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01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3" text:style-name="ListLabel_20_102" text:bullet-char="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103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text:bullet-char="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ListLabel_20_105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ListLabel_20_106" text:bullet-char="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8" text:style-name="ListLabel_20_107" text:bullet-char="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9" text:style-name="ListLabel_20_108" text:bullet-char="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10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11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13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14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15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16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17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19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20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22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23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24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25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26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28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29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31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32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33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34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35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37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38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40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41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42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43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44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5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46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147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14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150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151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152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153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55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156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157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8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159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160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161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162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64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65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67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68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69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70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71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2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73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74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76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77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78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79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80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1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82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83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85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86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87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88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89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0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91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92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94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95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96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97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98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199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200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201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67</meta:editing-cycles>
    <meta:creation-date>2020-12-04T10:11:00</meta:creation-date>
    <dc:date>2020-12-17T17:47:46.996357146</dc:date>
    <dc:language>en-US</dc:language>
    <meta:editing-duration>PT16H40M54S</meta:editing-duration>
    <meta:generator>LibreOffice/6.4.6.2$Linux_X86_64 LibreOffice_project/40$Build-2</meta:generator>
    <meta:document-statistic meta:table-count="0" meta:image-count="0" meta:object-count="0" meta:page-count="14" meta:paragraph-count="263" meta:word-count="1117" meta:character-count="6934" meta:non-whitespace-character-count="623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